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21:12:48.340047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4T21:20:02.062734742</dc:date>
    <meta:editing-duration>PT6H3M40S</meta:editing-duration>
    <meta:editing-cycles>169</meta:editing-cycles>
    <meta:generator>LibreOffice/7.2.5.2$MacOSX_X86_64 LibreOffice_project/499f9727c189e6ef3471021d6132d4c694f357e5</meta:generator>
    <meta:document-statistic meta:table-count="1" meta:cell-count="1265" meta:object-count="0"/>
  </office:meta>
</office:document-meta>
</file>